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, monospace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de67" officeooo:paragraph-rsid="001ade6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c5a80" officeooo:paragraph-rsid="001c5a8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c5a80" officeooo:paragraph-rsid="001c5a80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1ade67"/>
    </style:style>
    <style:style style:name="P5" style:family="paragraph" style:parent-style-name="Text_20_body">
      <style:text-properties fo:font-variant="normal" fo:text-transform="none" fo:color="#800000" style:font-name="Times New Roman" fo:font-size="14pt" fo:letter-spacing="normal" fo:font-style="normal" fo:font-weight="normal" officeooo:rsid="001ade67" officeooo:paragraph-rsid="001ade67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1.588cm" fo:margin-right="0cm" fo:orphans="2" fo:widows="2" fo:text-indent="0cm" style:auto-text-indent="false"/>
      <style:text-properties fo:font-variant="normal" fo:text-transform="none" fo:color="#800000" style:font-name="Times New Roman" fo:font-size="14pt" fo:letter-spacing="normal" fo:font-style="normal" fo:font-weight="normal"/>
    </style:style>
    <style:style style:name="T1" style:family="text">
      <style:text-properties fo:font-variant="normal" fo:text-transform="none" fo:color="#2e2e2e" style:font-name="Courier" fo:font-size="18pt" fo:letter-spacing="normal" fo:font-style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/>
    </style:style>
    <style:style style:name="T3" style:family="text">
      <style:text-properties officeooo:rsid="001ade67" style:font-size-asian="14pt" style:font-weight-asian="normal" style:font-size-complex="14pt" style:font-weight-complex="normal"/>
    </style:style>
    <style:style style:name="T4" style:family="text">
      <style:text-properties officeooo:rsid="001c5a80" style:font-size-asian="14pt" style:font-weight-asian="normal" style:font-size-complex="14pt" style:font-weight-complex="normal"/>
    </style:style>
    <style:style style:name="T5" style:family="text">
      <style:text-properties officeooo:rsid="001dc9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CION <text:s/><text:span text:style-name="T5">EJ1</text:span></text:p>
      <text:p text:style-name="P1"/>
      <text:p text:style-name="P1">/* Body */</text:p>
      <text:p text:style-name="P1">body {background-color: tan}</text:p>
      <text:p text:style-name="P1"/>
      <text:p text:style-name="P4"><text:span text:style-name="T3">El cue</text:span><text:span text:style-name="T4">r</text:span><text:span text:style-name="T3">po el co</text:span><text:span text:style-name="T4">l</text:span><text:span text:style-name="T3">or de fondo <text:s/>es color “tan” o en su defecto por codigo: </text:span><text:span text:style-name="T1">#d2b48c</text:span></text:p>
      <text:p text:style-name="P1"/>
      <text:p text:style-name="P1"/>
      <text:p text:style-name="P1">/* Headers */</text:p>
      <text:p text:style-name="P1">h1 {color:maroon; font-size:20pt}</text:p>
      <text:p text:style-name="P1"/>
      <text:p text:style-name="P3">Titulo color marron, y el tamaño de letra 20pt</text:p>
      <text:p text:style-name="P1"/>
      <text:p text:style-name="P1">/* HR (Hard Rule = line) */</text:p>
      <text:p text:style-name="P1">hr {color:navy}</text:p>
      <text:p text:style-name="P1"/>
      <text:p text:style-name="P3">la linea horizontal color navy</text:p>
      <text:p text:style-name="P1"/>
      <text:p text:style-name="P1">/* Paragraphs */</text:p>
      <text:p text:style-name="P1">p {font-size:12pt; margin-left: 15px}</text:p>
      <text:p text:style-name="P1"/>
      <text:p text:style-name="P3">Loa parrafos de tamaño de letras 12pt y margen izquierdo de 15px</text:p>
      <text:p text:style-name="P3"/>
      <text:p text:style-name="P3"><text:span text:style-name="T2">He took his vorpal sword in hand:</text:span><text:line-break/><text:span text:style-name="T2">Long time the manxome foe he sought –………..</text:span></text:p>
      <text:p text:style-name="P3"/>
      <text:p text:style-name="P1">p.verse {color:maroon; margin-left: 60px}</text:p>
      <text:p text:style-name="P1"/>
      <text:p text:style-name="P3">Los parrafos de color maroon y margen izquierdo de 60px</text:p>
      <text:p text:style-name="P1"/>
      <text:p text:style-name="P5"><text:tab/></text:p>
      <text:p text:style-name="P6">'Twas brillig, and the slithy toves<text:line-break/>Did gyre and gimble in the wabe:<text:line-break/>All mimsy were the borogoves,<text:line-break/>And the mome raths outgrabe.</text:p>
      <text:p text:style-name="P6">"Beware the Jabberwock, my son!<text:line-break/>The jaws that bite, the claws that catch!<text:line-break/>Beware the Jubjub bird, and shun<text:line-break/>The frumious Bandersnatch!"</text:p>
      <text:p text:style-name="P6"/>
      <text:p text:style-name="P1"/>
      <text:p text:style-name="P1"><text:soft-page-break/></text:p>
      <text:p text:style-name="P1">/* Links */</text:p>
      <text:p text:style-name="P1">a:link <text:s text:c="4"/>{color:green}</text:p>
      <text:p text:style-name="P1"/>
      <text:p text:style-name="P3">Muestra el link color verde inicialmente</text:p>
      <text:p text:style-name="P3"/>
      <text:p text:style-name="P1">a:visited <text:s/>{color:yellow}</text:p>
      <text:p text:style-name="P1"/>
      <text:p text:style-name="P3">Se muestra el link color amarillo cuando ha sido ya visitado</text:p>
      <text:p text:style-name="P3"/>
      <text:p text:style-name="P1">a:hover <text:s text:c="3"/>{color:black}</text:p>
      <text:p text:style-name="P2"/>
      <text:p text:style-name="P3">Cuando se señala el link con elpuntero del ratón <text:s/>se pone color negro</text:p>
      <text:p text:style-name="P3"/>
      <text:p text:style-name="P1">a:active <text:s text:c="2"/>{color:blue}</text:p>
      <text:p text:style-name="P1"/>
      <text:p text:style-name="P3">Cuando se le da click al enlace se pone en color az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'Courier New', monospace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07:34.068667479</meta:creation-date>
    <dc:date>2017-11-15T12:21:49.325873060</dc:date>
    <meta:editing-duration>PT14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199" meta:character-count="1177" meta:non-whitespace-character-count="991"/>
  </office:meta>
</office:document-meta>
</file>